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1.7043in"/>
    </style:style>
    <style:style style:name="co22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3.0807in"/>
    </style:style>
    <style:style style:name="co14" style:family="table-column">
      <style:table-column-properties fo:break-before="auto" style:column-width="1.7807in"/>
    </style:style>
    <style:style style:name="co9" style:family="table-column">
      <style:table-column-properties fo:break-before="auto" style:column-width="0.4366in"/>
    </style:style>
    <style:style style:name="co10" style:family="table-column">
      <style:table-column-properties fo:break-before="auto" style:column-width="0.70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1.7583in"/>
    </style:style>
    <style:style style:name="co13" style:family="table-column">
      <style:table-column-properties fo:break-before="auto" style:column-width="1.8898in"/>
    </style:style>
    <style:style style:name="co15" style:family="table-column">
      <style:table-column-properties fo:break-before="auto" style:column-width="3.3319in"/>
    </style:style>
    <style:style style:name="co16" style:family="table-column">
      <style:table-column-properties fo:break-before="auto" style:column-width="2.1299in"/>
    </style:style>
    <style:style style:name="co17" style:family="table-column">
      <style:table-column-properties fo:break-before="auto" style:column-width="1.6382in"/>
    </style:style>
    <style:style style:name="co18" style:family="table-column">
      <style:table-column-properties fo:break-before="auto" style:column-width="2.0425in"/>
    </style:style>
    <style:style style:name="co19" style:family="table-column">
      <style:table-column-properties fo:break-before="auto" style:column-width="1.376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3" style:family="table-cell" style:parent-style-name="Defaul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4" style:family="table-cell" style:parent-style-name="Default">
      <style:table-cell-properties fo:wrap-option="wrap"/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5" style:family="table-cell" style:parent-style-name="Defaul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6" style:family="table-cell" style:parent-style-name="Default" style:data-style-name="N99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7" style:family="table-cell" style:parent-style-name="Commen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8" style:family="table-cell" style:parent-style-name="Commen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table table:name="Defin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</table:table-row>
        <table:table-row table:style-name="ro1">
          <table:table-cell table:formula="of:=SUMPRODUCT(MAX(LEN([.A3:.A1007])))+2" office:value-type="float" office:value="18">
            <text:p>18</text:p>
          </table:table-cell>
          <table:table-cell table:formula="of:=SUMPRODUCT(MAX(LEN([.B3:.B1007])))+2" office:value-type="float" office:value="5">
            <text:p>5</text:p>
          </table:table-cell>
          <table:table-cell table:formula="of:=SUMPRODUCT(MAX(LEN([.C3:.C1007])))+2" office:value-type="float" office:value="5">
            <text:p>5</text:p>
          </table:table-cell>
          <table:table-cell table:formula="of:=SUMPRODUCT(MAX(LEN([.D3:.D1007])))+2" office:value-type="float" office:value="58">
            <text:p>58</text:p>
          </table:table-cell>
        </table:table-row>
        <table:table-row table:style-name="ro1"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</table:table-row>
        <table:table-row table:style-name="ro1"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</table:table-row>
        <table:table-row table:style-name="ro1"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</table:table-row>
        <table:table-row table:style-name="ro1"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</table:table-row>
        <table:table-row table:style-name="ro1">
          <table:table-cell office:value-type="string">
            <text:p>VAR_QUESTASSIGN 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</table:table-row>
        <table:table-row table:style-name="ro1"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</table:table-row>
        <table:table-row table:style-name="ro1"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</table:table-row>
        <table:table-row table:style-name="ro1"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</table:table-row>
        <table:table-row table:style-name="ro1"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</table:table-row>
        <table:table-row table:style-name="ro1"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</table:table-row>
        <table:table-row table:style-name="ro1"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</table:table-row>
        <table:table-row table:style-name="ro1"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</table:table-row>
        <table:table-row table:style-name="ro1"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</table:table-row>
        <table:table-row table:style-name="ro1"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</table:table-row>
        <table:table-row table:style-name="ro1"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</table:table-row>
        <table:table-row table:style-name="ro1"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</table:table-row>
        <table:table-row table:style-name="ro1"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</table:table-row>
        <table:table-row table:style-name="ro1"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</table:table-row>
        <table:table-row table:style-name="ro1"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</table:table-row>
        <table:table-row table:style-name="ro1"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</table:table-row>
        <table:table-row table:style-name="ro1"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</table:table-row>
        <table:table-row table:style-name="ro1"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</table:table-row>
        <table:table-row table:style-name="ro1"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</table:table-row>
        <table:table-row table:style-name="ro1"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</table:table-row>
        <table:table-row table:style-name="ro1"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</table:table-row>
        <table:table-row table:style-name="ro1"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</table:table-row>
        <table:table-row table:style-name="ro1"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</table:table-row>
        <table:table-row table:style-name="ro1"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</table:table-row>
        <table:table-row table:style-name="ro1"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</table:table-row>
        <table:table-row table:style-name="ro1"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</table:table-row>
        <table:table-row table:style-name="ro1"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</table:table-row>
        <table:table-row table:style-name="ro1"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</table:table-row>
        <table:table-row table:style-name="ro1"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</table:table-row>
        <table:table-row table:style-name="ro1"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</table:table-row>
        <table:table-row table:style-name="ro1"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</table:table-row>
        <table:table-row table:style-name="ro1"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</table:table-row>
        <table:table-row table:style-name="ro1"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</table:table-row>
        <table:table-row table:style-name="ro1">
          <table:table-cell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</table:table-row>
        <table:table-row table:style-name="ro1"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</table:table-row>
        <table:table-row table:style-name="ro1"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</table:table-row>
        <table:table-row table:style-name="ro1"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</table:table-row>
        <table:table-row table:style-name="ro1"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</table:table-row>
        <table:table-row table:style-name="ro1"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</table:table-row>
        <table:table-row table:style-name="ro1"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</table:table-row>
        <table:table-row table:style-name="ro1"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</table:table-row>
        <table:table-row table:style-name="ro1"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</table:table-row>
        <table:table-row table:style-name="ro1"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</table:table-row>
        <table:table-row table:style-name="ro1"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</table:table-row>
        <table:table-row table:style-name="ro2"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</table:table-row>
        <table:table-row table:style-name="ro2"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</table:table-row>
        <table:table-row table:style-name="ro1"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</table:table-row>
        <table:table-row table:style-name="ro1"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</table:table-row>
        <table:table-row table:style-name="ro1"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</table:table-row>
        <table:table-row table:style-name="ro1"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</table:table-row>
        <table:table-row table:style-name="ro1"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</table:table-row>
        <table:table-row table:style-name="ro1"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</table:table-row>
        <table:table-row table:style-name="ro1"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</table:table-row>
        <table:table-row table:style-name="ro1"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</table:table-row>
        <table:table-row table:style-name="ro1"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</table:table-row>
        <table:table-row table:style-name="ro1"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</table:table-row>
        <table:table-row table:style-name="ro1"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</table:table-row>
        <table:table-row table:style-name="ro1"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</table:table-row>
        <table:table-row table:style-name="ro1"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2"/>
        </table:table-row>
      </table:table>
      <table:table table:name="Entrances" table:style-name="ta1" table:print="false"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4"/>
        <table:table-column table:style-name="co2" table:default-cell-style-name="ce2"/>
        <table:table-column table:style-name="co13" table:default-cell-style-name="ce4"/>
        <table:table-column table:style-name="co15" table:default-cell-style-name="ce2"/>
        <table:table-column table:style-name="co2" table:number-columns-repeated="1015" table:default-cell-style-name="ce2"/>
        <table:table-row table:style-name="ro1">
          <table:table-cell office:value-type="string">
            <text:p>disable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6">
          <table:table-cell table:style-name="Default" table:formula="of:=SUMPRODUCT(MAX(LEN([.A3:.A1001])))+2" office:value-type="float" office:value="3">
            <text:p>3</text:p>
          </table:table-cell>
          <table:table-cell table:style-name="Default" table:formula="of:=SUMPRODUCT(MAX(LEN([.B3:.B1001])))+2" office:value-type="float" office:value="47">
            <text:p>47</text:p>
          </table:table-cell>
          <table:table-cell table:style-name="Default" table:formula="of:=SUMPRODUCT(MAX(LEN([.C3:.C1001])))+2" office:value-type="float" office:value="2">
            <text:p>2</text:p>
          </table:table-cell>
          <table:table-cell table:style-name="Default" table:formula="of:=SUMPRODUCT(MAX(LEN([.D3:.D1001])))+2" office:value-type="float" office:value="2">
            <text:p>2</text:p>
          </table:table-cell>
          <table:table-cell table:style-name="Default" table:formula="of:=SUMPRODUCT(MAX(LEN([.E3:.E1001])))+2" office:value-type="float" office:value="34">
            <text:p>34</text:p>
          </table:table-cell>
          <table:table-cell table:style-name="Default" table:formula="of:=SUMPRODUCT(MAX(LEN([.F3:.F1001])))+2" office:value-type="float" office:value="3">
            <text:p>3</text:p>
          </table:table-cell>
          <table:table-cell table:style-name="Default" table:formula="of:=SUMPRODUCT(MAX(LEN([.G3:.G1001])))+2" office:value-type="float" office:value="45">
            <text:p>45</text:p>
          </table:table-cell>
          <table:table-cell table:style-name="Default" table:formula="of:=SUMPRODUCT(MAX(LEN([.H3:.H1001])))+2" office:value-type="float" office:value="38">
            <text:p>38</text:p>
          </table:table-cell>
          <table:table-cell table:style-name="Default" table:number-columns-repeated="1015"/>
        </table:table-row>
        <table:table-row table:style-name="ro1">
          <table:table-cell table:style-name="ce3"/>
          <table:table-cell table:style-name="ce3" office:value-type="string">
            <text:p>Menu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Menu</text:p>
          </table:table-cell>
          <table:table-cell table:style-name="ce3" table:number-columns-repeated="2"/>
          <table:table-cell table:style-name="ce5" office:value-type="string">
            <text:p>Bowling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Menu</text:p>
          </table:table-cell>
          <table:table-cell table:style-name="ce3" table:number-columns-repeated="2"/>
          <table:table-cell table:style-name="ce5" office:value-type="string">
            <text:p>Survival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Menu</text:p>
          </table:table-cell>
          <table:table-cell table:style-name="ce3" table:number-columns-repeated="2"/>
          <table:table-cell table:style-name="ce5" office:value-type="string">
            <text:p>Boss Bash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Menu</text:p>
          </table:table-cell>
          <table:table-cell table:style-name="ce3" table:number-columns-repeated="2"/>
          <table:table-cell table:style-name="ce5" office:value-type="string">
            <text:p>Loony Ball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Menu</text:p>
          </table:table-cell>
          <table:table-cell table:style-name="ce3" table:number-columns-repeated="2"/>
          <table:table-cell table:style-name="ce5" office:value-type="string">
            <text:p>Remix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A Cabin Trees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The Witch's Cabin Front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Bonita's Cabin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Underground Tunnel Top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The Bog Pit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Slurpy Swamp Mud</text:p>
          </table:table-cell>
          <table:table-cell table:style-name="ce3" table:number-columns-repeated="2"/>
          <table:table-cell table:style-name="ce5" office:value-type="string">
            <text:p>Slurpy Swamp Mud East Warp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Slurpy Swamp Mud East Warp</text:p>
          </table:table-cell>
          <table:table-cell table:style-name="ce3" table:number-columns-repeated="2"/>
          <table:table-cell table:style-name="ce5" office:value-type="string">
            <text:p>Swamp Gas Cavern Front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Slurpy Swamp Mud</text:p>
          </table:table-cell>
          <table:table-cell table:style-name="ce3" table:number-columns-repeated="2"/>
          <table:table-cell table:style-name="ce5" office:value-type="string">
            <text:p>Slurpy Swamp Mud North Warp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Slurpy Swamp Mud North Warp</text:p>
          </table:table-cell>
          <table:table-cell table:style-name="ce3" table:number-columns-repeated="2"/>
          <table:table-cell table:style-name="ce5" office:value-type="string">
            <text:p>Swamp Gas Cavern Back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A Tiny Cabin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The Witch's Cabin Back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Zombiton</text:p>
          </table:table-cell>
          <table:table-cell table:style-name="ce3" table:number-columns-repeated="2"/>
          <table:table-cell table:style-name="ce5" office:value-type="string">
            <text:p>A Cabin Seer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Zombiton</text:p>
          </table:table-cell>
          <table:table-cell table:style-name="ce3" table:number-columns-repeated="2"/>
          <table:table-cell table:style-name="ce5" office:value-type="string">
            <text:p>Benny's Cocktails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Dusty Crypt Entranc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Zombiton</text:p>
          </table:table-cell>
          <table:table-cell table:style-name="ce3" table:number-columns-repeated="2"/>
          <table:table-cell table:style-name="ce5" office:value-type="string">
            <text:p>Musty Crypt Entranc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Zombiton</text:p>
          </table:table-cell>
          <table:table-cell table:style-name="ce3" table:number-columns-repeated="2"/>
          <table:table-cell table:style-name="ce5" office:value-type="string">
            <text:p>A Messy Cabin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Rusty Crypt Entranc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Under The Lake Entrance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Orb"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Haunted Tower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Rocky Cliffs</text:p>
          </table:table-cell>
          <table:table-cell table:style-name="ce3" table:number-columns-repeated="2"/>
          <table:table-cell table:style-name="ce5" office:value-type="string">
            <text:p>Abandoned Mines Entranc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Rocky Cliffs</text:p>
          </table:table-cell>
          <table:table-cell table:style-name="ce3" table:number-columns-repeated="2"/>
          <table:table-cell table:style-name="ce5" office:value-type="string">
            <text:p>The Shrine Of Bombulus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Rocky Cliffs</text:p>
          </table:table-cell>
          <table:table-cell table:style-name="ce3" table:number-columns-repeated="2"/>
          <table:table-cell table:style-name="ce5" office:value-type="string">
            <text:p>A Gloomy Cavern Entrance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Happy Stick Woods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Happy Stick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Zombiton</text:p>
          </table:table-cell>
          <table:table-cell table:style-name="ce3" table:number-columns-repeated="2"/>
          <table:table-cell table:style-name="ce5" office:value-type="string">
            <text:p>A Cabin Larry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The Wolf Den Entranc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Rocky Cliffs</text:p>
          </table:table-cell>
          <table:table-cell table:style-name="ce3" table:number-columns-repeated="2"/>
          <table:table-cell table:style-name="ce5" office:value-type="string">
            <text:p>Upper Creepy Caverns Left Warp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Bomb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Rocky Cliffs</text:p>
          </table:table-cell>
          <table:table-cell table:style-name="ce3" table:number-columns-repeated="2"/>
          <table:table-cell table:style-name="ce5" office:value-type="string">
            <text:p>Creepy Caverns Left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Vampy Land</text:p>
          </table:table-cell>
          <table:table-cell table:style-name="ce3" table:number-columns-repeated="2"/>
          <table:table-cell table:style-name="ce5" office:value-type="string">
            <text:p>Castle Vampy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Cabin In The Woods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A Cabin Collector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A Hidey-Hol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Vampy Land</text:p>
          </table:table-cell>
          <table:table-cell table:style-name="ce3" table:number-columns-repeated="2"/>
          <table:table-cell table:style-name="ce5" office:value-type="string">
            <text:p>Creepy Caverns Right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Swampdog Lair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A Cabin Trees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The Witch's Cabin Front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The Witch's Cabin Back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Bonita's Cabin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The Bog Pit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nderground Tunnel Top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nderground Tunnel Zombie</text:p>
          </table:table-cell>
          <table:table-cell table:style-name="ce3" table:number-columns-repeated="2"/>
          <table:table-cell table:style-name="ce5" office:value-type="string">
            <text:p>Benny's Cocktails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Swamp Gas Cavern Front</text:p>
          </table:table-cell>
          <table:table-cell table:style-name="ce3" table:number-columns-repeated="2"/>
          <table:table-cell table:style-name="ce5" office:value-type="string">
            <text:p>Slurpy Swamp Mud North Warp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Swamp Gas Cavern Back</text:p>
          </table:table-cell>
          <table:table-cell table:style-name="ce3" table:number-columns-repeated="2"/>
          <table:table-cell table:style-name="ce5" office:value-type="string">
            <text:p>Slurpy Swamp Mud East Warp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A Tiny Cabin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A Cabin Seer</text:p>
          </table:table-cell>
          <table:table-cell table:style-name="ce3" table:number-columns-repeated="2"/>
          <table:table-cell table:style-name="ce5" office:value-type="string">
            <text:p>Zombiton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Benny's Cocktails</text:p>
          </table:table-cell>
          <table:table-cell table:style-name="ce3" table:number-columns-repeated="2"/>
          <table:table-cell table:style-name="ce5" office:value-type="string">
            <text:p>Zombiton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Benny's Cocktails</text:p>
          </table:table-cell>
          <table:table-cell table:style-name="ce3" table:number-columns-repeated="2"/>
          <table:table-cell table:style-name="ce5" office:value-type="string">
            <text:p>Underground Tunnel Zombi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Dusty Crypt Entrance</text:p>
          </table:table-cell>
          <table:table-cell table:style-name="ce3" table:number-columns-repeated="2"/>
          <table:table-cell table:style-name="ce5" office:value-type="string">
            <text:p>Dusty Crypt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Dusty Crypt Entrance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Dusty Crypt</text:p>
          </table:table-cell>
          <table:table-cell table:style-name="ce3" table:number-columns-repeated="2"/>
          <table:table-cell table:style-name="ce5" office:value-type="string">
            <text:p>Dusty Crypt Entranc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Musty Crypt Entrance</text:p>
          </table:table-cell>
          <table:table-cell table:style-name="ce3" table:number-columns-repeated="2"/>
          <table:table-cell table:style-name="ce5" office:value-type="string">
            <text:p>Musty Crypt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Musty Crypt Entrance</text:p>
          </table:table-cell>
          <table:table-cell table:style-name="ce3" table:number-columns-repeated="2"/>
          <table:table-cell table:style-name="ce5" office:value-type="string">
            <text:p>Zombiton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Musty Crypt</text:p>
          </table:table-cell>
          <table:table-cell table:style-name="ce3" table:number-columns-repeated="2"/>
          <table:table-cell table:style-name="ce5" office:value-type="string">
            <text:p>Musty Crypt Entranc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Rusty Crypt Entrance</text:p>
          </table:table-cell>
          <table:table-cell table:style-name="ce3" table:number-columns-repeated="2"/>
          <table:table-cell table:style-name="ce5" office:value-type="string">
            <text:p>Rusty Crypt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Rusty Crypt Entrance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Rusty Crypt</text:p>
          </table:table-cell>
          <table:table-cell table:style-name="ce3" table:number-columns-repeated="2"/>
          <table:table-cell table:style-name="ce5" office:value-type="string">
            <text:p>Rusty Crypt Entranc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A Messy Cabin</text:p>
          </table:table-cell>
          <table:table-cell table:style-name="ce3" table:number-columns-repeated="2"/>
          <table:table-cell table:style-name="ce5" office:value-type="string">
            <text:p>Zombiton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nder The Lake Entrance</text:p>
          </table:table-cell>
          <table:table-cell table:style-name="ce3" table:number-columns-repeated="2"/>
          <table:table-cell table:style-name="ce5" office:value-type="string">
            <text:p>Under The Lake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nder The Lake Entrance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nder The Lake</text:p>
          </table:table-cell>
          <table:table-cell table:style-name="ce3" table:number-columns-repeated="2"/>
          <table:table-cell table:style-name="ce5" office:value-type="string">
            <text:p>Under The Lake Entranc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nder The Lake</text:p>
          </table:table-cell>
          <table:table-cell table:style-name="ce3" table:number-columns-repeated="2"/>
          <table:table-cell table:style-name="ce5" office:value-type="string">
            <text:p>Under The Lake Exit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nder The Lake Exit</text:p>
          </table:table-cell>
          <table:table-cell table:style-name="ce3" table:number-columns-repeated="2"/>
          <table:table-cell table:style-name="ce5" office:value-type="string">
            <text:p>Deeper Under The Lak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nder The Lake Exit</text:p>
          </table:table-cell>
          <table:table-cell table:style-name="ce3" table:number-columns-repeated="2"/>
          <table:table-cell table:style-name="ce5" office:value-type="string">
            <text:p>Under The Lak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Deeper Under The Lake</text:p>
          </table:table-cell>
          <table:table-cell table:style-name="ce3" table:number-columns-repeated="2"/>
          <table:table-cell table:style-name="ce5" office:value-type="string">
            <text:p>Under The Lake Exit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Deeper Under The Lake</text:p>
          </table:table-cell>
          <table:table-cell table:style-name="ce3" table:number-columns-repeated="2"/>
          <table:table-cell table:style-name="ce5" office:value-type="string">
            <text:p>Frankenjulie's Laboratory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Frankenjulie's Laboratory</text:p>
          </table:table-cell>
          <table:table-cell table:style-name="ce3" table:number-columns-repeated="2"/>
          <table:table-cell table:style-name="ce5" office:value-type="string">
            <text:p>Deeper Under The Lak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Frankenjulie's Laboratory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unted Basement</text:p>
          </table:table-cell>
          <table:table-cell table:style-name="ce3" table:number-columns-repeated="2"/>
          <table:table-cell table:style-name="ce5" office:value-type="string">
            <text:p>Haunted Basement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unted Tower</text:p>
          </table:table-cell>
          <table:table-cell table:style-name="ce3" table:number-columns-repeated="2"/>
          <table:table-cell table:style-name="ce5" office:value-type="string">
            <text:p>Haunted Tower Floor 2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Haunted Tower</text:p>
          </table:table-cell>
          <table:table-cell table:style-name="ce3" table:number-columns-repeated="2"/>
          <table:table-cell table:style-name="ce5" office:value-type="string">
            <text:p>Haunted Basement Entrance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Bat Key" and "Pumpkin Key" and "Skull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unted Tower Floor 2</text:p>
          </table:table-cell>
          <table:table-cell table:style-name="ce3" table:number-columns-repeated="2"/>
          <table:table-cell table:style-name="ce5" office:value-type="string">
            <text:p>Haunted Tower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unted Tower Floor 2</text:p>
          </table:table-cell>
          <table:table-cell table:style-name="ce3" table:number-columns-repeated="2"/>
          <table:table-cell table:style-name="ce5" office:value-type="string">
            <text:p>Haunted Tower Floor 3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unted Tower Floor 3</text:p>
          </table:table-cell>
          <table:table-cell table:style-name="ce3" table:number-columns-repeated="2"/>
          <table:table-cell table:style-name="ce5" office:value-type="string">
            <text:p>Haunted Tower Floor 2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unted Tower Floor 3</text:p>
          </table:table-cell>
          <table:table-cell table:style-name="ce3" table:number-columns-repeated="2"/>
          <table:table-cell table:style-name="ce5" office:value-type="string">
            <text:p>Haunted Tower Roof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unted Tower Roof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unted Tower Roof</text:p>
          </table:table-cell>
          <table:table-cell table:style-name="ce3" table:number-columns-repeated="2"/>
          <table:table-cell table:style-name="ce5" office:value-type="string">
            <text:p>Haunted Tower Floor 3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Haunted Basement Entrance</text:p>
          </table:table-cell>
          <table:table-cell table:style-name="ce3" table:number-columns-repeated="2"/>
          <table:table-cell table:style-name="ce5" office:value-type="string">
            <text:p>Haunted Tower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Bat Key" and "Pumpkin Key" and "Skull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unted Basement Entrance</text:p>
          </table:table-cell>
          <table:table-cell table:style-name="ce3" table:number-columns-repeated="2"/>
          <table:table-cell table:style-name="ce5" office:value-type="string">
            <text:p>Haunted Basement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Haunted Basement</text:p>
          </table:table-cell>
          <table:table-cell table:style-name="ce3" table:number-columns-repeated="2"/>
          <table:table-cell table:style-name="ce5" office:value-type="string">
            <text:p>Haunted Basement Entranc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Abandoned Mines Entrance</text:p>
          </table:table-cell>
          <table:table-cell table:style-name="ce3" table:number-columns-repeated="2"/>
          <table:table-cell table:style-name="ce5" office:value-type="string">
            <text:p>Abandoned Mines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Abandoned Mines Entrance</text:p>
          </table:table-cell>
          <table:table-cell table:style-name="ce3" table:number-columns-repeated="2"/>
          <table:table-cell table:style-name="ce5" office:value-type="string">
            <text:p>Rocky Cliffs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Abandoned Mines</text:p>
          </table:table-cell>
          <table:table-cell table:style-name="ce3" table:number-columns-repeated="2"/>
          <table:table-cell table:style-name="ce5" office:value-type="string">
            <text:p>Abandoned Mines Entranc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The Shrine Of Bombulus</text:p>
          </table:table-cell>
          <table:table-cell table:style-name="ce3" table:number-columns-repeated="2"/>
          <table:table-cell table:style-name="ce5" office:value-type="string">
            <text:p>Rocky Cliffs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A Gloomy Cavern Entrance</text:p>
          </table:table-cell>
          <table:table-cell table:style-name="ce3" table:number-columns-repeated="2"/>
          <table:table-cell table:style-name="ce5" office:value-type="string">
            <text:p>A Gloomy Cavern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A Gloomy Cavern Entrance</text:p>
          </table:table-cell>
          <table:table-cell table:style-name="ce3" table:number-columns-repeated="2"/>
          <table:table-cell table:style-name="ce5" office:value-type="string">
            <text:p>Rocky Cliffs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A Gloomy Cavern</text:p>
          </table:table-cell>
          <table:table-cell table:style-name="ce3" table:number-columns-repeated="2"/>
          <table:table-cell table:style-name="ce5" office:value-type="string">
            <text:p>A Gloomy Cavern Entranc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ppy Stick Woods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The Wolf Den Entrance</text:p>
          </table:table-cell>
          <table:table-cell table:style-name="ce3" table:number-columns-repeated="2"/>
          <table:table-cell table:style-name="ce5" office:value-type="string">
            <text:p>The Wolf Den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Silver Sling" and 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The Wolf Den Entrance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The Wolf Den</text:p>
          </table:table-cell>
          <table:table-cell table:style-name="ce3" table:number-columns-repeated="2"/>
          <table:table-cell table:style-name="ce5" office:value-type="string">
            <text:p>The Wolf Den Entranc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The Wolf Den</text:p>
          </table:table-cell>
          <table:table-cell table:style-name="ce3" table:number-columns-repeated="2"/>
          <table:table-cell table:style-name="ce5" office:value-type="string">
            <text:p>Larry's Lair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Silver Sling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A Cabin Larry</text:p>
          </table:table-cell>
          <table:table-cell table:style-name="ce3" table:number-columns-repeated="2"/>
          <table:table-cell table:style-name="ce5" office:value-type="string">
            <text:p>Zombiton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pper Creepy Caverns Left Warp</text:p>
          </table:table-cell>
          <table:table-cell table:style-name="ce3" table:number-columns-repeated="2"/>
          <table:table-cell table:style-name="ce5" office:value-type="string">
            <text:p>Rocky Cliffs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Bomb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pper Creepy Caverns Left Warp</text:p>
          </table:table-cell>
          <table:table-cell table:style-name="ce3" table:number-columns-repeated="2"/>
          <table:table-cell table:style-name="ce5" office:value-type="string">
            <text:p>Upper Creepy Caverns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Upper Creepy Caverns</text:p>
          </table:table-cell>
          <table:table-cell table:style-name="ce3" table:number-columns-repeated="2"/>
          <table:table-cell table:style-name="ce5" office:value-type="string">
            <text:p>Upper Creepy Caverns Left Warp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pper Creepy Caverns Middle Warp</text:p>
          </table:table-cell>
          <table:table-cell table:style-name="ce3" table:number-columns-repeated="2"/>
          <table:table-cell table:style-name="ce5" office:value-type="string">
            <text:p>Creepy Caverns Left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pper Creepy Caverns Middle Warp</text:p>
          </table:table-cell>
          <table:table-cell table:style-name="ce3" table:number-columns-repeated="2"/>
          <table:table-cell table:style-name="ce5" office:value-type="string">
            <text:p>Upper Creepy Caverns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Upper Creepy Caverns</text:p>
          </table:table-cell>
          <table:table-cell table:style-name="ce3" table:number-columns-repeated="2"/>
          <table:table-cell table:style-name="ce5" office:value-type="string">
            <text:p>Upper Creepy Caverns Middle Warp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pper Creepy Caverns Right Warp</text:p>
          </table:table-cell>
          <table:table-cell table:style-name="ce3" table:number-columns-repeated="2"/>
          <table:table-cell table:style-name="ce5" office:value-type="string">
            <text:p>Creepy Caverns Middle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pper Creepy Caverns Right Warp</text:p>
          </table:table-cell>
          <table:table-cell table:style-name="ce3" table:number-columns-repeated="2"/>
          <table:table-cell table:style-name="ce5" office:value-type="string">
            <text:p>Upper Creepy Caverns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Upper Creepy Caverns</text:p>
          </table:table-cell>
          <table:table-cell table:style-name="ce3" table:number-columns-repeated="2"/>
          <table:table-cell table:style-name="ce5" office:value-type="string">
            <text:p>Upper Creepy Caverns Right Warp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nder The Ravine</text:p>
          </table:table-cell>
          <table:table-cell table:style-name="ce3" table:number-columns-repeated="2"/>
          <table:table-cell table:style-name="ce5" office:value-type="string">
            <text:p>Creepy Caverns Middle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nder The Ravine</text:p>
          </table:table-cell>
          <table:table-cell table:style-name="ce3" table:number-columns-repeated="2"/>
          <table:table-cell table:style-name="ce5" office:value-type="string">
            <text:p>Creepy Caverns Right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6">
          <table:table-cell table:style-name="ce3" table:number-columns-repeated="4"/>
          <table:table-cell table:style-name="ce5"/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reepy Caverns Left</text:p>
          </table:table-cell>
          <table:table-cell table:style-name="ce3" table:number-columns-repeated="2"/>
          <table:table-cell table:style-name="ce5" office:value-type="string">
            <text:p>Rocky Cliffs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Creepy Caverns Left</text:p>
          </table:table-cell>
          <table:table-cell table:style-name="ce3" table:number-columns-repeated="2"/>
          <table:table-cell table:style-name="ce5" office:value-type="string">
            <text:p>Upper Creepy Caverns Middle Warp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reepy Caverns Middle</text:p>
          </table:table-cell>
          <table:table-cell table:style-name="ce3" table:number-columns-repeated="2"/>
          <table:table-cell table:style-name="ce5" office:value-type="string">
            <text:p>Upper Creepy Caverns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reepy Caverns Middle</text:p>
          </table:table-cell>
          <table:table-cell table:style-name="ce3" table:number-columns-repeated="2"/>
          <table:table-cell table:style-name="ce5" office:value-type="string">
            <text:p>Under The Ravin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reepy Caverns Right</text:p>
          </table:table-cell>
          <table:table-cell table:style-name="ce3" table:number-columns-repeated="2"/>
          <table:table-cell table:style-name="ce5" office:value-type="string">
            <text:p>Under The Ravin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reepy Caverns Right</text:p>
          </table:table-cell>
          <table:table-cell table:style-name="ce3" table:number-columns-repeated="2"/>
          <table:table-cell table:style-name="ce5" office:value-type="string">
            <text:p>Vampy Land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</text:p>
          </table:table-cell>
          <table:table-cell table:style-name="ce3" table:number-columns-repeated="2"/>
          <table:table-cell table:style-name="ce5" office:value-type="string">
            <text:p>Castle Vampy Skull Jail</text:p>
          </table:table-cell>
          <table:table-cell table:style-name="ce3"/>
          <table:table-cell table:style-name="ce5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Skull Jail</text:p>
          </table:table-cell>
          <table:table-cell table:style-name="ce3" table:number-columns-repeated="2"/>
          <table:table-cell table:style-name="ce5" office:value-type="string">
            <text:p>Castle Vampy II Main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</text:p>
          </table:table-cell>
          <table:table-cell table:style-name="ce3" table:number-columns-repeated="2"/>
          <table:table-cell table:style-name="ce5" office:value-type="string">
            <text:p>Castle Vampy II NE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</text:p>
          </table:table-cell>
          <table:table-cell table:style-name="ce3" table:number-columns-repeated="2"/>
          <table:table-cell table:style-name="ce5" office:value-type="string">
            <text:p>Castle Vampy II SE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</text:p>
          </table:table-cell>
          <table:table-cell table:style-name="ce3" table:number-columns-repeated="2"/>
          <table:table-cell table:style-name="ce5" office:value-type="string">
            <text:p>Castle Vampy II SW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</text:p>
          </table:table-cell>
          <table:table-cell table:style-name="ce3" table:number-columns-repeated="2"/>
          <table:table-cell table:style-name="ce5" office:value-type="string">
            <text:p>Castle Vampy II NW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 Main</text:p>
          </table:table-cell>
          <table:table-cell table:style-name="ce3" table:number-columns-repeated="2"/>
          <table:table-cell table:style-name="ce5" office:value-type="string">
            <text:p>Castle Vampy Skull Jai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 Main</text:p>
          </table:table-cell>
          <table:table-cell table:style-name="ce3" table:number-columns-repeated="2"/>
          <table:table-cell table:style-name="ce5" office:value-type="string">
            <text:p>Castle Vampy II Bat Jail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Bat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 Bat Jail</text:p>
          </table:table-cell>
          <table:table-cell table:style-name="ce3" table:number-columns-repeated="2"/>
          <table:table-cell table:style-name="ce5" office:value-type="string">
            <text:p>Castle Vampy III Main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Bat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 NE</text:p>
          </table:table-cell>
          <table:table-cell table:style-name="ce3" table:number-columns-repeated="2"/>
          <table:table-cell table:style-name="ce5" office:value-type="string">
            <text:p>Castle Vampy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 NE</text:p>
          </table:table-cell>
          <table:table-cell table:style-name="ce3" table:number-columns-repeated="2"/>
          <table:table-cell table:style-name="ce5" office:value-type="string">
            <text:p>Castle Vampy III N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 SE</text:p>
          </table:table-cell>
          <table:table-cell table:style-name="ce3" table:number-columns-repeated="2"/>
          <table:table-cell table:style-name="ce5" office:value-type="string">
            <text:p>Castle Vampy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 SE</text:p>
          </table:table-cell>
          <table:table-cell table:style-name="ce3" table:number-columns-repeated="2"/>
          <table:table-cell table:style-name="ce5" office:value-type="string">
            <text:p>Castle Vampy III S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 SW</text:p>
          </table:table-cell>
          <table:table-cell table:style-name="ce3" table:number-columns-repeated="2"/>
          <table:table-cell table:style-name="ce5" office:value-type="string">
            <text:p>Castle Vampy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 SW</text:p>
          </table:table-cell>
          <table:table-cell table:style-name="ce3" table:number-columns-repeated="2"/>
          <table:table-cell table:style-name="ce5" office:value-type="string">
            <text:p>Castle Vampy III SW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 NW</text:p>
          </table:table-cell>
          <table:table-cell table:style-name="ce3" table:number-columns-repeated="2"/>
          <table:table-cell table:style-name="ce5" office:value-type="string">
            <text:p>Castle Vampy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 NW</text:p>
          </table:table-cell>
          <table:table-cell table:style-name="ce3" table:number-columns-repeated="2"/>
          <table:table-cell table:style-name="ce5" office:value-type="string">
            <text:p>Castle Vampy III NW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bin In The Woods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I Main</text:p>
          </table:table-cell>
          <table:table-cell table:style-name="ce3" table:number-columns-repeated="2"/>
          <table:table-cell table:style-name="ce5" office:value-type="string">
            <text:p>Castle Vampy II Bat Jai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Castle Vampy III Main</text:p>
          </table:table-cell>
          <table:table-cell table:style-name="ce3" table:number-columns-repeated="2"/>
          <table:table-cell table:style-name="ce5" office:value-type="string">
            <text:p>Castle Vampy III Pumpkin Jail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Pumpkin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I Pumpkin Jail</text:p>
          </table:table-cell>
          <table:table-cell table:style-name="ce3" table:number-columns-repeated="2"/>
          <table:table-cell table:style-name="ce5" office:value-type="string">
            <text:p>Castle Vampy IV Main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Pumpkin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I NE</text:p>
          </table:table-cell>
          <table:table-cell table:style-name="ce3" table:number-columns-repeated="2"/>
          <table:table-cell table:style-name="ce5" office:value-type="string">
            <text:p>Castle Vampy II N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I NE</text:p>
          </table:table-cell>
          <table:table-cell table:style-name="ce3" table:number-columns-repeated="2"/>
          <table:table-cell table:style-name="ce5" office:value-type="string">
            <text:p>Castle Vampy IV N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I SE</text:p>
          </table:table-cell>
          <table:table-cell table:style-name="ce3" table:number-columns-repeated="2"/>
          <table:table-cell table:style-name="ce5" office:value-type="string">
            <text:p>Castle Vampy II S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I SE</text:p>
          </table:table-cell>
          <table:table-cell table:style-name="ce3" table:number-columns-repeated="2"/>
          <table:table-cell table:style-name="ce5" office:value-type="string">
            <text:p>Castle Vampy IV S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I SW</text:p>
          </table:table-cell>
          <table:table-cell table:style-name="ce3" table:number-columns-repeated="2"/>
          <table:table-cell table:style-name="ce5" office:value-type="string">
            <text:p>Castle Vampy II SW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I SW</text:p>
          </table:table-cell>
          <table:table-cell table:style-name="ce3" table:number-columns-repeated="2"/>
          <table:table-cell table:style-name="ce5" office:value-type="string">
            <text:p>Castle Vampy IV SW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I NW</text:p>
          </table:table-cell>
          <table:table-cell table:style-name="ce3" table:number-columns-repeated="2"/>
          <table:table-cell table:style-name="ce5" office:value-type="string">
            <text:p>Castle Vampy II NW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II NW</text:p>
          </table:table-cell>
          <table:table-cell table:style-name="ce3" table:number-columns-repeated="2"/>
          <table:table-cell table:style-name="ce5" office:value-type="string">
            <text:p>Castle Vampy IV NW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Castle Vampy IV Main</text:p>
          </table:table-cell>
          <table:table-cell table:style-name="ce3" table:number-columns-repeated="2"/>
          <table:table-cell table:style-name="ce5" office:value-type="string">
            <text:p>Castle Vampy III Pumpkin Jail</text:p>
          </table:table-cell>
          <table:table-cell table:style-name="ce6" office:value-type="boolean" office:boolean-value="true">
            <text:p>TRUE</text:p>
          </table:table-cell>
          <table:table-cell table:style-name="ce3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V Main</text:p>
          </table:table-cell>
          <table:table-cell table:style-name="ce3" table:number-columns-repeated="2"/>
          <table:table-cell table:style-name="ce5" office:value-type="string">
            <text:p>The Heart Of Terror</text:p>
          </table:table-cell>
          <table:table-cell table:style-name="ce6" office:value-type="boolean" office:boolean-value="true">
            <text:p>TRUE</text:p>
          </table:table-cell>
          <table:table-cell table:style-name="ce5" office:value-type="string">
            <text:p>"Vampire Bust"8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V NE</text:p>
          </table:table-cell>
          <table:table-cell table:style-name="ce3" table:number-columns-repeated="2"/>
          <table:table-cell table:style-name="ce5" office:value-type="string">
            <text:p>Castle Vampy III N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V NE</text:p>
          </table:table-cell>
          <table:table-cell table:style-name="ce3" table:number-columns-repeated="2"/>
          <table:table-cell table:style-name="ce5" office:value-type="string">
            <text:p>Castle Vampy Roof N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V SE</text:p>
          </table:table-cell>
          <table:table-cell table:style-name="ce3" table:number-columns-repeated="2"/>
          <table:table-cell table:style-name="ce5" office:value-type="string">
            <text:p>Castle Vampy III S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V SE</text:p>
          </table:table-cell>
          <table:table-cell table:style-name="ce3" table:number-columns-repeated="2"/>
          <table:table-cell table:style-name="ce5" office:value-type="string">
            <text:p>Castle Vampy Roof S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V SW</text:p>
          </table:table-cell>
          <table:table-cell table:style-name="ce3" table:number-columns-repeated="2"/>
          <table:table-cell table:style-name="ce5" office:value-type="string">
            <text:p>Castle Vampy III SW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V SW</text:p>
          </table:table-cell>
          <table:table-cell table:style-name="ce3" table:number-columns-repeated="2"/>
          <table:table-cell table:style-name="ce5" office:value-type="string">
            <text:p>Castle Vampy Roof SW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V NW</text:p>
          </table:table-cell>
          <table:table-cell table:style-name="ce3" table:number-columns-repeated="2"/>
          <table:table-cell table:style-name="ce5" office:value-type="string">
            <text:p>Castle Vampy III NW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IV NW</text:p>
          </table:table-cell>
          <table:table-cell table:style-name="ce3" table:number-columns-repeated="2"/>
          <table:table-cell table:style-name="ce5" office:value-type="string">
            <text:p>Castle Vampy Roof NW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A Cabin Collector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Roof NE</text:p>
          </table:table-cell>
          <table:table-cell table:style-name="ce3" table:number-columns-repeated="2"/>
          <table:table-cell table:style-name="ce5" office:value-type="string">
            <text:p>Castle Vampy IV N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Roof SE</text:p>
          </table:table-cell>
          <table:table-cell table:style-name="ce3" table:number-columns-repeated="2"/>
          <table:table-cell table:style-name="ce5" office:value-type="string">
            <text:p>Castle Vampy IV SE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Roof SW</text:p>
          </table:table-cell>
          <table:table-cell table:style-name="ce3" table:number-columns-repeated="2"/>
          <table:table-cell table:style-name="ce5" office:value-type="string">
            <text:p>Castle Vampy IV SW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Castle Vampy Roof NW</text:p>
          </table:table-cell>
          <table:table-cell table:style-name="ce3" table:number-columns-repeated="2"/>
          <table:table-cell table:style-name="ce5" office:value-type="string">
            <text:p>Castle Vampy IV NW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The Evilizer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The Heart Of Terror</text:p>
          </table:table-cell>
          <table:table-cell table:style-name="ce3" table:number-columns-repeated="2"/>
          <table:table-cell table:style-name="ce5" office:value-type="string">
            <text:p>The Evilizer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The Heart Of Terror</text:p>
          </table:table-cell>
          <table:table-cell table:style-name="ce3" table:number-columns-repeated="2"/>
          <table:table-cell table:style-name="ce5" office:value-type="string">
            <text:p>Empty Rooftop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A Hidey-Hole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Empty Rooftop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Swampdog Lair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Larry's Lair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6" office:value-type="boolean" office:boolean-value="true">
            <text:p>TRUE</text:p>
          </table:table-cell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logical zone connections, cant be randomized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Slurpy Swamp Mud</text:p>
          </table:table-cell>
          <table:table-cell table:style-name="ce3"/>
          <table:table-cell table:style-name="ce5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Slurpy Swamp Mud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3"/>
          <table:table-cell table:style-name="ce5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3" office:value-type="string">
            <text:p>#</text:p>
          </table:table-cell>
          <table:table-cell table:style-name="ce3" office:value-type="string">
            <text:p>Slurpy Swamp Mud</text:p>
          </table:table-cell>
          <table:table-cell table:style-name="ce3" table:number-columns-repeated="2"/>
          <table:table-cell table:style-name="ce5" office:value-type="string">
            <text:p>Slurpy Swamp Mud North Warp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Slurpy Swamp Mud North Warp</text:p>
          </table:table-cell>
          <table:table-cell table:style-name="ce3" table:number-columns-repeated="2"/>
          <table:table-cell table:style-name="ce5" office:value-type="string">
            <text:p>Slurpy Swamp Mud</text:p>
          </table:table-cell>
          <table:table-cell table:style-name="ce3"/>
          <table:table-cell table:style-name="ce5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3" office:value-type="string">
            <text:p>#</text:p>
          </table:table-cell>
          <table:table-cell table:style-name="ce3" office:value-type="string">
            <text:p>Slurpy Swamp Mud</text:p>
          </table:table-cell>
          <table:table-cell table:style-name="ce3" table:number-columns-repeated="2"/>
          <table:table-cell table:style-name="ce5" office:value-type="string">
            <text:p>Slurpy Swamp Mud East Warp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Slurpy Swamp Mud East Warp</text:p>
          </table:table-cell>
          <table:table-cell table:style-name="ce3" table:number-columns-repeated="2"/>
          <table:table-cell table:style-name="ce5" office:value-type="string">
            <text:p>Slurpy Swamp Mud</text:p>
          </table:table-cell>
          <table:table-cell table:style-name="ce3"/>
          <table:table-cell table:style-name="ce5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Zombiton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6">
          <table:table-cell table:style-name="ce3" table:number-columns-repeated="4"/>
          <table:table-cell table:style-name="ce5"/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Zombiton</text:p>
          </table:table-cell>
          <table:table-cell table:style-name="ce6"/>
          <table:table-cell table:style-name="ce5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Rocky Cliffs</text:p>
          </table:table-cell>
          <table:table-cell table:style-name="ce3"/>
          <table:table-cell table:style-name="ce5" office:value-type="string">
            <text:p>"Big Gem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Rocky Cliffs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3"/>
          <table:table-cell table:style-name="ce5" office:value-type="string">
            <text:p>"Big Gem"</text:p>
          </table:table-cell>
          <table:table-cell table:style-name="Comment"/>
          <table:table-cell table:number-columns-repeated="1015"/>
        </table:table-row>
        <table:table-row table:style-name="ro6">
          <table:table-cell table:style-name="ce3" table:number-columns-repeated="4"/>
          <table:table-cell table:style-name="ce5"/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Vampy Land</text:p>
          </table:table-cell>
          <table:table-cell table:style-name="ce3" table:number-columns-repeated="2"/>
          <table:table-cell table:style-name="ce5" office:value-type="string">
            <text:p>Halloween Hill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6">
          <table:table-cell table:style-name="ce3" table:number-columns-repeated="4"/>
          <table:table-cell table:style-name="ce5"/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Halloween Hill</text:p>
          </table:table-cell>
          <table:table-cell table:style-name="ce3" table:number-columns-repeated="2"/>
          <table:table-cell table:style-name="ce5" office:value-type="string">
            <text:p>Vampy Land</text:p>
          </table:table-cell>
          <table:table-cell table:style-name="ce6"/>
          <table:table-cell table:style-name="ce5"/>
          <table:table-cell table:style-name="Comment" office:value-type="string">
            <text:p>one way, possible with badges</text:p>
          </table:table-cell>
          <table:table-cell table:number-columns-repeated="1015"/>
        </table:table-row>
        <table:table-row table:style-name="ro6">
          <table:table-cell table:style-name="ce3" table:number-columns-repeated="4"/>
          <table:table-cell table:style-name="ce5"/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nderground Tunnel Top</text:p>
          </table:table-cell>
          <table:table-cell table:style-name="ce3" table:number-columns-repeated="2"/>
          <table:table-cell table:style-name="ce5" office:value-type="string">
            <text:p>Underground Tunnel Mud</text:p>
          </table:table-cell>
          <table:table-cell table:style-name="ce3"/>
          <table:table-cell table:style-name="ce5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Underground Tunnel Mud</text:p>
          </table:table-cell>
          <table:table-cell table:style-name="ce3" table:number-columns-repeated="2"/>
          <table:table-cell table:style-name="ce5" office:value-type="string">
            <text:p>Underground Tunnel Top</text:p>
          </table:table-cell>
          <table:table-cell table:style-name="ce3"/>
          <table:table-cell table:style-name="ce5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3"/>
          <table:table-cell table:style-name="ce3" office:value-type="string">
            <text:p>Underground Tunnel Mud</text:p>
          </table:table-cell>
          <table:table-cell table:style-name="ce3" table:number-columns-repeated="2"/>
          <table:table-cell table:style-name="ce5" office:value-type="string">
            <text:p>Underground Tunnel Zombie</text:p>
          </table:table-cell>
          <table:table-cell table:style-name="ce6"/>
          <table:table-cell table:style-name="ce5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Underground Tunnel Zombie</text:p>
          </table:table-cell>
          <table:table-cell table:style-name="ce3" table:number-columns-repeated="2"/>
          <table:table-cell table:style-name="ce5" office:value-type="string">
            <text:p>Underground Tunnel Mud</text:p>
          </table:table-cell>
          <table:table-cell table:style-name="ce3"/>
          <table:table-cell table:style-name="ce5"/>
          <table:table-cell table:style-name="Comment" office:value-type="string">
            <text:p>one way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3"/>
          <table:table-cell table:style-name="ce5"/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Swamp Gas Cavern Front</text:p>
          </table:table-cell>
          <table:table-cell table:style-name="ce3" table:number-columns-repeated="2"/>
          <table:table-cell table:style-name="ce5" office:value-type="string">
            <text:p>Swamp Gas Cavern Back</text:p>
          </table:table-cell>
          <table:table-cell table:style-name="ce6"/>
          <table:table-cell table:style-name="ce5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Swamp Gas Cavern Back</text:p>
          </table:table-cell>
          <table:table-cell table:style-name="ce3" table:number-columns-repeated="2"/>
          <table:table-cell table:style-name="ce5" office:value-type="string">
            <text:p>Swamp Gas Cavern Front</text:p>
          </table:table-cell>
          <table:table-cell table:style-name="ce6"/>
          <table:table-cell table:style-name="ce5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probably need these with molecular dispersion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The Witch's Cabin Front</text:p>
          </table:table-cell>
          <table:table-cell table:style-name="ce3" table:number-columns-repeated="2"/>
          <table:table-cell table:style-name="ce5" office:value-type="string">
            <text:p>The Witch's Cabin Back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The Witch's Cabin Back</text:p>
          </table:table-cell>
          <table:table-cell table:style-name="ce3" table:number-columns-repeated="2"/>
          <table:table-cell table:style-name="ce5" office:value-type="string">
            <text:p>The Witch's Cabin Front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reepy Caverns Left</text:p>
          </table:table-cell>
          <table:table-cell table:style-name="ce3" table:number-columns-repeated="2"/>
          <table:table-cell table:style-name="ce5" office:value-type="string">
            <text:p>Creepy Caverns Middle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reepy Caverns Middle</text:p>
          </table:table-cell>
          <table:table-cell table:style-name="ce3" table:number-columns-repeated="2"/>
          <table:table-cell table:style-name="ce5" office:value-type="string">
            <text:p>Creepy Caverns Left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reepy Caverns Middle</text:p>
          </table:table-cell>
          <table:table-cell table:style-name="ce3" table:number-columns-repeated="2"/>
          <table:table-cell table:style-name="ce5" office:value-type="string">
            <text:p>Creepy Caverns Right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reepy Caverns Right</text:p>
          </table:table-cell>
          <table:table-cell table:style-name="ce3" table:number-columns-repeated="2"/>
          <table:table-cell table:style-name="ce5" office:value-type="string">
            <text:p>Creepy Caverns Middle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6">
          <table:table-cell table:style-name="ce3" table:number-columns-repeated="4"/>
          <table:table-cell table:style-name="ce5"/>
          <table:table-cell table:style-name="ce7"/>
          <table:table-cell table:style-name="ce8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 Main</text:p>
          </table:table-cell>
          <table:table-cell table:style-name="ce3" table:number-columns-repeated="2"/>
          <table:table-cell table:style-name="ce5" office:value-type="string">
            <text:p>Castle Vampy II NE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 NE</text:p>
          </table:table-cell>
          <table:table-cell table:style-name="ce3" table:number-columns-repeated="2"/>
          <table:table-cell table:style-name="ce5" office:value-type="string">
            <text:p>Castle Vampy II Main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 Main</text:p>
          </table:table-cell>
          <table:table-cell table:style-name="ce3" table:number-columns-repeated="2"/>
          <table:table-cell table:style-name="ce5" office:value-type="string">
            <text:p>Castle Vampy II SE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 SE</text:p>
          </table:table-cell>
          <table:table-cell table:style-name="ce3" table:number-columns-repeated="2"/>
          <table:table-cell table:style-name="ce5" office:value-type="string">
            <text:p>Castle Vampy II Main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 Main</text:p>
          </table:table-cell>
          <table:table-cell table:style-name="ce3" table:number-columns-repeated="2"/>
          <table:table-cell table:style-name="ce5" office:value-type="string">
            <text:p>Castle Vampy II SW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 SW</text:p>
          </table:table-cell>
          <table:table-cell table:style-name="ce3" table:number-columns-repeated="2"/>
          <table:table-cell table:style-name="ce5" office:value-type="string">
            <text:p>Castle Vampy II Main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 Main</text:p>
          </table:table-cell>
          <table:table-cell table:style-name="ce3" table:number-columns-repeated="2"/>
          <table:table-cell table:style-name="ce5" office:value-type="string">
            <text:p>Castle Vampy II NW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 NW</text:p>
          </table:table-cell>
          <table:table-cell table:style-name="ce3" table:number-columns-repeated="2"/>
          <table:table-cell table:style-name="ce5" office:value-type="string">
            <text:p>Castle Vampy II Main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6">
          <table:table-cell table:style-name="ce3" table:number-columns-repeated="4"/>
          <table:table-cell table:style-name="ce5"/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I Main</text:p>
          </table:table-cell>
          <table:table-cell table:style-name="ce3" table:number-columns-repeated="2"/>
          <table:table-cell table:style-name="ce5" office:value-type="string">
            <text:p>Castle Vampy III NE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I NE</text:p>
          </table:table-cell>
          <table:table-cell table:style-name="ce3" table:number-columns-repeated="2"/>
          <table:table-cell table:style-name="ce5" office:value-type="string">
            <text:p>Castle Vampy III Main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I Main</text:p>
          </table:table-cell>
          <table:table-cell table:style-name="ce3" table:number-columns-repeated="2"/>
          <table:table-cell table:style-name="ce5" office:value-type="string">
            <text:p>Castle Vampy III SE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I SE</text:p>
          </table:table-cell>
          <table:table-cell table:style-name="ce3" table:number-columns-repeated="2"/>
          <table:table-cell table:style-name="ce5" office:value-type="string">
            <text:p>Castle Vampy III Main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I Main</text:p>
          </table:table-cell>
          <table:table-cell table:style-name="ce3" table:number-columns-repeated="2"/>
          <table:table-cell table:style-name="ce5" office:value-type="string">
            <text:p>Castle Vampy III SW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I SW</text:p>
          </table:table-cell>
          <table:table-cell table:style-name="ce3" table:number-columns-repeated="2"/>
          <table:table-cell table:style-name="ce5" office:value-type="string">
            <text:p>Castle Vampy III Main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I Main</text:p>
          </table:table-cell>
          <table:table-cell table:style-name="ce3" table:number-columns-repeated="2"/>
          <table:table-cell table:style-name="ce5" office:value-type="string">
            <text:p>Castle Vampy III NW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II NW</text:p>
          </table:table-cell>
          <table:table-cell table:style-name="ce3" table:number-columns-repeated="2"/>
          <table:table-cell table:style-name="ce5" office:value-type="string">
            <text:p>Castle Vampy III Main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6">
          <table:table-cell table:style-name="ce3" table:number-columns-repeated="4"/>
          <table:table-cell table:style-name="ce5"/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V Main</text:p>
          </table:table-cell>
          <table:table-cell table:style-name="ce3" table:number-columns-repeated="2"/>
          <table:table-cell table:style-name="ce5" office:value-type="string">
            <text:p>Castle Vampy IV NE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V NE</text:p>
          </table:table-cell>
          <table:table-cell table:style-name="ce3" table:number-columns-repeated="2"/>
          <table:table-cell table:style-name="ce5" office:value-type="string">
            <text:p>Castle Vampy IV Main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V Main</text:p>
          </table:table-cell>
          <table:table-cell table:style-name="ce3" table:number-columns-repeated="2"/>
          <table:table-cell table:style-name="ce5" office:value-type="string">
            <text:p>Castle Vampy IV SE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V SE</text:p>
          </table:table-cell>
          <table:table-cell table:style-name="ce3" table:number-columns-repeated="2"/>
          <table:table-cell table:style-name="ce5" office:value-type="string">
            <text:p>Castle Vampy IV Main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V Main</text:p>
          </table:table-cell>
          <table:table-cell table:style-name="ce3" table:number-columns-repeated="2"/>
          <table:table-cell table:style-name="ce5" office:value-type="string">
            <text:p>Castle Vampy IV SW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V SW</text:p>
          </table:table-cell>
          <table:table-cell table:style-name="ce3" table:number-columns-repeated="2"/>
          <table:table-cell table:style-name="ce5" office:value-type="string">
            <text:p>Castle Vampy IV Main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V Main</text:p>
          </table:table-cell>
          <table:table-cell table:style-name="ce3" table:number-columns-repeated="2"/>
          <table:table-cell table:style-name="ce5" office:value-type="string">
            <text:p>Castle Vampy IV NW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Castle Vampy IV NW</text:p>
          </table:table-cell>
          <table:table-cell table:style-name="ce3" table:number-columns-repeated="2"/>
          <table:table-cell table:style-name="ce5" office:value-type="string">
            <text:p>Castle Vampy IV Main</text:p>
          </table:table-cell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6" table:number-rows-repeated="31">
          <table:table-cell table:style-name="ce3" table:number-columns-repeated="4"/>
          <table:table-cell table:style-name="ce5"/>
          <table:table-cell table:style-name="ce3"/>
          <table:table-cell table:style-name="ce5"/>
          <table:table-cell table:style-name="Comment"/>
          <table:table-cell table:number-columns-repeated="1015"/>
        </table:table-row>
        <table:table-row table:style-name="ro6" table:number-rows-repeated="52">
          <table:table-cell table:style-name="ce3" table:number-columns-repeated="4"/>
          <table:table-cell table:style-name="ce5"/>
          <table:table-cell table:style-name="ce3"/>
          <table:table-cell table:style-name="ce5"/>
          <table:table-cell table:style-name="ce3"/>
          <table:table-cell table:number-columns-repeated="1015"/>
        </table:table-row>
        <table:table-row table:style-name="ro6" table:number-rows-repeated="1048265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Locations" table:style-name="ta1" table:print="false"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8" table:default-cell-style-name="ce10"/>
        <table:table-column table:style-name="co19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D</text:p>
          </table:table-cell>
          <table:table-cell office:value-type="string">
            <text:p>Map</text:p>
          </table:table-cell>
          <table:table-cell office:value-type="string">
            <text:p>MapID</text:p>
          </table:table-cell>
          <table:table-cell office:value-type="string">
            <text:p>Xcoord</text:p>
          </table:table-cell>
          <table:table-cell office:value-type="string">
            <text:p>Ycoord</text:p>
          </table:table-cell>
          <table:table-cell office:value-type="string">
            <text:p>Spec1ID</text:p>
          </table:table-cell>
          <table:table-cell office:value-type="string">
            <text:p>Spec2ID</text:p>
          </table:table-cell>
          <table:table-cell office:value-type="string">
            <text:p>Region</text:p>
          </table:table-cell>
          <table:table-cell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Tracker Override</text:p>
          </table:table-cell>
        </table:table-row>
        <table:table-row table:style-name="ro1">
          <table:table-cell table:formula="of:=SUMPRODUCT(MAX(LEN([.A3:.A1000])))+2" office:value-type="float" office:value="42">
            <text:p>42</text:p>
          </table:table-cell>
          <table:table-cell table:formula="of:=SUMPRODUCT(MAX(LEN([.B3:.B1000])))+2" office:value-type="float" office:value="8">
            <text:p>8</text:p>
          </table:table-cell>
          <table:table-cell table:formula="of:=SUMPRODUCT(MAX(LEN([.C3:.C1000])))+2" office:value-type="float" office:value="5">
            <text:p>5</text:p>
          </table:table-cell>
          <table:table-cell table:formula="of:=SUMPRODUCT(MAX(LEN([.D3:.D1000])))+2" office:value-type="float" office:value="27">
            <text:p>27</text:p>
          </table:table-cell>
          <table:table-cell table:formula="of:=SUMPRODUCT(MAX(LEN([.E3:.E1000])))+2" office:value-type="float" office:value="4">
            <text:p>4</text:p>
          </table:table-cell>
          <table:table-cell table:formula="of:=SUMPRODUCT(MAX(LEN([.F3:.F1000])))+2" office:value-type="float" office:value="5">
            <text:p>5</text:p>
          </table:table-cell>
          <table:table-cell table:formula="of:=SUMPRODUCT(MAX(LEN([.G3:.G1000])))+2" office:value-type="float" office:value="5">
            <text:p>5</text:p>
          </table:table-cell>
          <table:table-cell table:formula="of:=SUMPRODUCT(MAX(LEN([.H3:.H1000])))+2" office:value-type="float" office:value="4">
            <text:p>4</text:p>
          </table:table-cell>
          <table:table-cell table:formula="of:=SUMPRODUCT(MAX(LEN([.I3:.I1000])))+2" office:value-type="float" office:value="4">
            <text:p>4</text:p>
          </table:table-cell>
          <table:table-cell table:formula="of:=SUMPRODUCT(MAX(LEN([.J3:.J1000])))+2" office:value-type="float" office:value="27">
            <text:p>27</text:p>
          </table:table-cell>
          <table:table-cell table:formula="of:=SUMPRODUCT(MAX(LEN([.K3:.K1000])))+2" office:value-type="float" office:value="2">
            <text:p>2</text:p>
          </table:table-cell>
          <table:table-cell table:formula="of:=SUMPRODUCT(MAX(LEN([.L3:.L1000])))+2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6"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6"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1"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6"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6"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1"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</text:p>
          </table:table-cell>
          <table:table-cell/>
        </table:table-row>
        <table:table-row table:style-name="ro6"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6"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6"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6"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6"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6"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6"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6"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have_light_source</text:p>
          </table:table-cell>
          <table:table-cell office:value-type="string">
            <text:p>The Witch's Cabin</text:p>
          </table:table-cell>
        </table:table-row>
        <table:table-row table:style-name="ro6"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2"/>
          <table:table-cell office:value-type="string">
            <text:p>The Witch's Cabin</text:p>
          </table:table-cell>
        </table:table-row>
        <table:table-row table:style-name="ro6"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3"/>
        </table:table-row>
        <table:table-row table:style-name="ro1"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/>
        </table:table-row>
        <table:table-row table:style-name="ro6"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6"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6"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6"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6"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1"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"Pumpkin Key"</text:p>
          </table:table-cell>
          <table:table-cell office:value-type="string">
            <text:p>Underground Tunnel</text:p>
          </table:table-cell>
        </table:table-row>
        <table:table-row table:style-name="ro1"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have_special_weapon_bullet</text:p>
          </table:table-cell>
          <table:table-cell office:value-type="string">
            <text:p>Underground Tunnel</text:p>
          </table:table-cell>
        </table:table-row>
        <table:table-row table:style-name="ro6"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 Top</text:p>
          </table:table-cell>
          <table:table-cell table:number-columns-repeated="2"/>
          <table:table-cell office:value-type="string">
            <text:p>Underground Tunnel</text:p>
          </table:table-cell>
        </table:table-row>
        <table:table-row table:style-name="ro6"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 Top</text:p>
          </table:table-cell>
          <table:table-cell table:number-columns-repeated="2"/>
          <table:table-cell office:value-type="string">
            <text:p>Underground Tunnel</text:p>
          </table:table-cell>
        </table:table-row>
        <table:table-row table:style-name="ro1"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/>
          <table:table-cell office:value-type="string">
            <text:p>"Boots"</text:p>
          </table:table-cell>
          <table:table-cell office:value-type="string">
            <text:p>Underground Tunnel</text:p>
          </table:table-cell>
        </table:table-row>
        <table:table-row table:style-name="ro6"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 Top</text:p>
          </table:table-cell>
          <table:table-cell table:number-columns-repeated="2"/>
          <table:table-cell office:value-type="string">
            <text:p>Underground Tunnel</text:p>
          </table:table-cell>
        </table:table-row>
        <table:table-row table:style-name="ro1"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special_weapon_bullet</text:p>
          </table:table-cell>
          <table:table-cell/>
        </table:table-row>
        <table:table-row table:style-name="ro1"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"Bat Key"</text:p>
          </table:table-cell>
          <table:table-cell/>
        </table:table-row>
        <table:table-row table:style-name="ro6"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3"/>
        </table:table-row>
        <table:table-row table:style-name="ro1"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bombs</text:p>
          </table:table-cell>
          <table:table-cell/>
        </table:table-row>
        <table:table-row table:style-name="ro6"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3"/>
        </table:table-row>
        <table:table-row table:style-name="ro6"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2"/>
          <table:table-cell office:value-type="string">
            <text:p>A Cabin Seer</text:p>
          </table:table-cell>
        </table:table-row>
        <table:table-row table:style-name="ro1"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/>
        </table:table-row>
        <table:table-row table:style-name="ro6"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3"/>
        </table:table-row>
        <table:table-row table:style-name="ro1"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</text:p>
          </table:table-cell>
          <table:table-cell/>
        </table:table-row>
        <table:table-row table:style-name="ro1"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6"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3"/>
        </table:table-row>
        <table:table-row table:style-name="ro6"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3"/>
        </table:table-row>
        <table:table-row table:style-name="ro6"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1"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/>
        </table:table-row>
        <table:table-row table:style-name="ro6"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2"/>
          <table:table-cell office:value-type="string">
            <text:p>Under The Lake</text:p>
          </table:table-cell>
        </table:table-row>
        <table:table-row table:style-name="ro6"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2"/>
          <table:table-cell office:value-type="string">
            <text:p>Under The Lake</text:p>
          </table:table-cell>
        </table:table-row>
        <table:table-row table:style-name="ro6"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2"/>
          <table:table-cell office:value-type="string">
            <text:p>Under The Lake</text:p>
          </table:table-cell>
        </table:table-row>
        <table:table-row table:style-name="ro1"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Ghost Potion"</text:p>
          </table:table-cell>
          <table:table-cell/>
        </table:table-row>
        <table:table-row table:style-name="ro1"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/>
          <table:table-cell office:value-type="string">
            <text:p>"Ghost Potion"</text:p>
          </table:table-cell>
          <table:table-cell office:value-type="string">
            <text:p>Haunted Tower</text:p>
          </table:table-cell>
        </table:table-row>
        <table:table-row table:style-name="ro6"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2"/>
          <table:table-cell office:value-type="string">
            <text:p>Haunted Tower</text:p>
          </table:table-cell>
        </table:table-row>
        <table:table-row table:style-name="ro5"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office:value-type="string">
            <text:p>Haunted Tower</text:p>
          </table:table-cell>
        </table:table-row>
        <table:table-row table:style-name="ro6"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3"/>
        </table:table-row>
        <table:table-row table:style-name="ro6"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3"/>
        </table:table-row>
        <table:table-row table:style-name="ro6"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3"/>
        </table:table-row>
        <table:table-row table:style-name="ro6"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3"/>
        </table:table-row>
        <table:table-row table:style-name="ro6"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3"/>
        </table:table-row>
        <table:table-row table:style-name="ro6"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1"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/>
        </table:table-row>
        <table:table-row table:style-name="ro1"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6"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1"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1"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1"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office:value-type="string">
            <text:p>Creepy Caverns Middle</text:p>
          </table:table-cell>
        </table:table-row>
        <table:table-row table:style-name="ro6"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2"/>
          <table:table-cell office:value-type="string">
            <text:p>Creepy Caverns Right</text:p>
          </table:table-cell>
        </table:table-row>
        <table:table-row table:style-name="ro6"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2"/>
          <table:table-cell office:value-type="string">
            <text:p>Creepy Caverns Middle</text:p>
          </table:table-cell>
        </table:table-row>
        <table:table-row table:style-name="ro6"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2"/>
          <table:table-cell office:value-type="string">
            <text:p>Castle Vampy</text:p>
          </table:table-cell>
        </table:table-row>
        <table:table-row table:style-name="ro6"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2"/>
          <table:table-cell office:value-type="string">
            <text:p>Castle Vampy</text:p>
          </table:table-cell>
        </table:table-row>
        <table:table-row table:style-name="ro6"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2"/>
          <table:table-cell office:value-type="string">
            <text:p>Castle Vampy</text:p>
          </table:table-cell>
        </table:table-row>
        <table:table-row table:style-name="ro6"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2"/>
          <table:table-cell office:value-type="string">
            <text:p>Castle Vampy</text:p>
          </table:table-cell>
        </table:table-row>
        <table:table-row table:style-name="ro6"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 Main</text:p>
          </table:table-cell>
          <table:table-cell table:number-columns-repeated="2"/>
          <table:table-cell office:value-type="string">
            <text:p>Castle Vampy II</text:p>
          </table:table-cell>
        </table:table-row>
        <table:table-row table:style-name="ro6"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 Main</text:p>
          </table:table-cell>
          <table:table-cell table:number-columns-repeated="2"/>
          <table:table-cell office:value-type="string">
            <text:p>Castle Vampy II</text:p>
          </table:table-cell>
        </table:table-row>
        <table:table-row table:style-name="ro6"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 Main</text:p>
          </table:table-cell>
          <table:table-cell table:number-columns-repeated="2"/>
          <table:table-cell office:value-type="string">
            <text:p>Castle Vampy II</text:p>
          </table:table-cell>
        </table:table-row>
        <table:table-row table:style-name="ro6"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 Main</text:p>
          </table:table-cell>
          <table:table-cell table:number-columns-repeated="2"/>
          <table:table-cell office:value-type="string">
            <text:p>Castle Vampy II</text:p>
          </table:table-cell>
        </table:table-row>
        <table:table-row table:style-name="ro6"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3"/>
        </table:table-row>
        <table:table-row table:style-name="ro6"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 Main</text:p>
          </table:table-cell>
          <table:table-cell table:number-columns-repeated="2"/>
          <table:table-cell office:value-type="string">
            <text:p>Castle Vampy III</text:p>
          </table:table-cell>
        </table:table-row>
        <table:table-row table:style-name="ro6"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 Main</text:p>
          </table:table-cell>
          <table:table-cell table:number-columns-repeated="2"/>
          <table:table-cell office:value-type="string">
            <text:p>Castle Vampy III</text:p>
          </table:table-cell>
        </table:table-row>
        <table:table-row table:style-name="ro6"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 Main</text:p>
          </table:table-cell>
          <table:table-cell table:number-columns-repeated="2"/>
          <table:table-cell office:value-type="string">
            <text:p>Castle Vampy III</text:p>
          </table:table-cell>
        </table:table-row>
        <table:table-row table:style-name="ro6"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 Main</text:p>
          </table:table-cell>
          <table:table-cell table:number-columns-repeated="2"/>
          <table:table-cell office:value-type="string">
            <text:p>Castle Vampy III</text:p>
          </table:table-cell>
        </table:table-row>
        <table:table-row table:style-name="ro6"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 Main</text:p>
          </table:table-cell>
          <table:table-cell table:number-columns-repeated="2"/>
          <table:table-cell office:value-type="string">
            <text:p>Castle Vampy III</text:p>
          </table:table-cell>
        </table:table-row>
        <table:table-row table:style-name="ro6"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 Main</text:p>
          </table:table-cell>
          <table:table-cell table:number-columns-repeated="2"/>
          <table:table-cell office:value-type="string">
            <text:p>Castle Vampy IV</text:p>
          </table:table-cell>
        </table:table-row>
        <table:table-row table:style-name="ro6"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 Main</text:p>
          </table:table-cell>
          <table:table-cell table:number-columns-repeated="2"/>
          <table:table-cell office:value-type="string">
            <text:p>Castle Vampy IV</text:p>
          </table:table-cell>
        </table:table-row>
        <table:table-row table:style-name="ro5"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  <table:table-cell office:value-type="string">
            <text:p>Castle Vampy IV</text:p>
          </table:table-cell>
        </table:table-row>
        <table:table-row table:style-name="ro6"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 Main</text:p>
          </table:table-cell>
          <table:table-cell table:number-columns-repeated="2"/>
          <table:table-cell office:value-type="string">
            <text:p>Castle Vampy IV</text:p>
          </table:table-cell>
        </table:table-row>
        <table:table-row table:style-name="ro5"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  <table:table-cell office:value-type="string">
            <text:p>Castle Vampy IV</text:p>
          </table:table-cell>
        </table:table-row>
        <table:table-row table:style-name="ro1"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</text:p>
          </table:table-cell>
          <table:table-cell office:value-type="string">
            <text:p>Castle Vampy Roof NW</text:p>
          </table:table-cell>
        </table:table-row>
        <table:table-row table:style-name="ro6"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2"/>
          <table:table-cell office:value-type="string">
            <text:p>Castle Vampy Roof NE</text:p>
          </table:table-cell>
        </table:table-row>
        <table:table-row table:style-name="ro6"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2"/>
          <table:table-cell office:value-type="string">
            <text:p>Castle Vampy Roof SW</text:p>
          </table:table-cell>
        </table:table-row>
        <table:table-row table:style-name="ro6"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2"/>
          <table:table-cell office:value-type="string">
            <text:p>Castle Vampy Roof SE</text:p>
          </table:table-cell>
        </table:table-row>
        <table:table-row table:style-name="ro6"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1"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/>
        </table:table-row>
        <table:table-row table:style-name="ro6"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3"/>
        </table:table-row>
        <table:table-row table:style-name="ro1"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5"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 and have_light_source and "Fertilizer"</text:p>
          </table:table-cell>
          <table:table-cell/>
        </table:table-row>
        <table:table-row table:style-name="ro6"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 office:value-type="string">
            <text:p>Save Halloween Hill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he Evilizer</text:p>
          </table:table-cell>
          <table:table-cell table:number-columns-repeated="3"/>
        </table:table-row>
        <table:table-row table:style-name="ro6"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Tree Trimmin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Trees</text:p>
          </table:table-cell>
          <table:table-cell table:number-columns-repeated="2"/>
          <table:table-cell office:value-type="string">
            <text:p>A Cabin Trees</text:p>
          </table:table-cell>
        </table:table-row>
        <table:table-row table:style-name="ro1"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/>
        </table:table-row>
        <table:table-row table:style-name="ro6"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 office:value-type="string">
            <text:p>Witch Mushrooms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Mushroom"10</text:p>
          </table:table-cell>
          <table:table-cell office:value-type="string">
            <text:p>The Witch's Cabin</text:p>
          </table:table-cell>
        </table:table-row>
        <table:table-row table:style-name="ro1"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</text:p>
          </table:table-cell>
          <table:table-cell/>
        </table:table-row>
        <table:table-row table:style-name="ro1"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 office:value-type="string">
            <text:p>Halloween Hill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can_cleanse_crypts</text:p>
          </table:table-cell>
          <table:table-cell/>
        </table:table-row>
        <table:table-row table:style-name="ro5"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 and "Silver"</text:p>
          </table:table-cell>
          <table:table-cell/>
        </table:table-row>
        <table:table-row table:style-name="ro5"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iry Larry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Larry</text:p>
          </table:table-cell>
          <table:table-cell/>
          <table:table-cell office:value-type="string">
            <text:p>have_light_source and "Silver Sling" and "Boots"</text:p>
          </table:table-cell>
          <table:table-cell office:value-type="string">
            <text:p>A Cabin Larry</text:p>
          </table:table-cell>
        </table:table-row>
        <table:table-row table:style-name="ro5"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 office:value-type="string">
            <text:p>Ghostbusting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Big Gem" and "Doom Daisy" and "Mushroom"10</text:p>
          </table:table-cell>
          <table:table-cell office:value-type="string">
            <text:p>The Witch's Cabin</text:p>
          </table:table-cell>
        </table:table-row>
        <table:table-row table:style-name="ro6"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 office:value-type="string">
            <text:p>The Rescue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Gloomy Cavern</text:p>
          </table:table-cell>
          <table:table-cell table:number-columns-repeated="2"/>
          <table:table-cell office:value-type="string">
            <text:p>A Gloomy Cavern</text:p>
          </table:table-cell>
        </table:table-row>
        <table:table-row table:style-name="ro5"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 office:value-type="string">
            <text:p>The Collection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Collector</text:p>
          </table:table-cell>
          <table:table-cell/>
          <table:table-cell office:value-type="string">
            <text:p>"Silver Sling" and "Ghost Potion" and can_enter_vampy</text:p>
          </table:table-cell>
          <table:table-cell office:value-type="string">
            <text:p>A Cabin Collector</text:p>
          </table:table-cell>
        </table:table-row>
        <table:table-row table:style-name="ro5" table:number-rows-repeated="1048467">
          <table:table-cell table:number-columns-repeated="13"/>
        </table:table-row>
        <table:table-row table:style-name="ro5">
          <table:table-cell table:number-columns-repeated="13"/>
        </table:table-row>
      </table:table>
      <table:table table:name="Items" table:style-name="ta1" table:print="false">
        <table:table-column table:style-name="co2" table:default-cell-style-name="Default"/>
        <table:table-column table:style-name="co22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</table:table-row>
        <table:table-row table:style-name="ro6">
          <table:table-cell table:formula="of:=SUMPRODUCT(MAX(LEN([.A3:.A1000])))+2" office:value-type="float" office:value="17">
            <text:p>17</text:p>
          </table:table-cell>
          <table:table-cell table:formula="of:=SUMPRODUCT(MAX(LEN([.B3:.B1000])))+2" office:value-type="float" office:value="17">
            <text:p>17</text:p>
          </table:table-cell>
          <table:table-cell table:formula="of:=SUMPRODUCT(MAX(LEN([.C3:.C1000])))+2" office:value-type="float" office:value="17">
            <text:p>17</text:p>
          </table:table-cell>
          <table:table-cell table:formula="of:=SUMPRODUCT(MAX(LEN([.D3:.D1000])))+2" office:value-type="float" office:value="6">
            <text:p>6</text:p>
          </table:table-cell>
          <table:table-cell table:formula="of:=SUMPRODUCT(MAX(LEN([.E3:.E1000])))+2" office:value-type="float" office:value="13">
            <text:p>13</text:p>
          </table:table-cell>
          <table:table-cell table:formula="of:=SUMPRODUCT(MAX(LEN([.F3:.F1000])))+2" office:value-type="float" office:value="4">
            <text:p>4</text:p>
          </table:table-cell>
          <table:table-cell/>
        </table:table-row>
        <table:table-row table:style-name="ro6"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</table:table>
      <table:table table:name="Regions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6"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</table:table-row>
        <table:table-row table:style-name="ro6">
          <table:table-cell table:formula="of:=SUMPRODUCT(MAX(LEN([.A3:.A1006])))+2" office:value-type="float" office:value="34">
            <text:p>34</text:p>
          </table:table-cell>
          <table:table-cell table:formula="of:=SUMPRODUCT(MAX(LEN([.B3:.B1006])))+2" office:value-type="float" office:value="7">
            <text:p>7</text:p>
          </table:table-cell>
          <table:table-cell table:formula="of:=SUMPRODUCT(MAX(LEN([.C3:.C1006])))+2" office:value-type="float" office:value="22">
            <text:p>22</text:p>
          </table:table-cell>
          <table:table-cell table:formula="of:=SUMPRODUCT(MAX(LEN([.D3:.D1006])))+2" office:value-type="float" office:value="3">
            <text:p>3</text:p>
          </table:table-cell>
          <table:table-cell table:number-columns-repeated="2"/>
        </table:table-row>
        <table:table-row table:style-name="ro6"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6"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6"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</table:table-row>
        <table:table-row table:style-name="ro6">
          <table:table-cell office:value-type="string">
            <text:p>The Witch's Cabin Front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6"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6"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6"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</table:table-row>
        <table:table-row table:style-name="ro6"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</table:table-row>
        <table:table-row table:style-name="ro6">
          <table:table-cell office:value-type="string">
            <text:p>Underground Tunnel Top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6"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6"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6"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6">
          <table:table-cell office:value-type="string">
            <text:p>Swamp Gas Cavern Front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6"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</table:table-row>
        <table:table-row table:style-name="ro6"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</table:table-row>
        <table:table-row table:style-name="ro6"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</table:table-row>
        <table:table-row table:style-name="ro6"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</table:table-row>
        <table:table-row table:style-name="ro6"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</table:table-row>
        <table:table-row table:style-name="ro6"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3"/>
        </table:table-row>
        <table:table-row table:style-name="ro6"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</table:table-row>
        <table:table-row table:style-name="ro6"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3"/>
        </table:table-row>
        <table:table-row table:style-name="ro6"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</table:table-row>
        <table:table-row table:style-name="ro6"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3"/>
        </table:table-row>
        <table:table-row table:style-name="ro6"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6"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</table:table-row>
        <table:table-row table:style-name="ro6"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6"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6"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6"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6"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</table:table-row>
        <table:table-row table:style-name="ro6"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6"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6"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6"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6"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3"/>
        </table:table-row>
        <table:table-row table:style-name="ro6"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6"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3"/>
        </table:table-row>
        <table:table-row table:style-name="ro6"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6"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</table:table-row>
        <table:table-row table:style-name="ro6"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3"/>
        </table:table-row>
        <table:table-row table:style-name="ro6"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</table:table-row>
        <table:table-row table:style-name="ro6"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</table:table-row>
        <table:table-row table:style-name="ro6"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6"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6"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</table:table-row>
        <table:table-row table:style-name="ro6"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</table:table-row>
        <table:table-row table:style-name="ro6"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6"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6"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6"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</table:table-row>
        <table:table-row table:style-name="ro6"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</table:table-row>
        <table:table-row table:style-name="ro6"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6"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6"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6"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6"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6"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  <table:table-row table:style-name="ro6"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6"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6"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</table:table-row>
        <table:table-row table:style-name="ro6"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6"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</table:table-row>
        <table:table-row table:style-name="ro6">
          <table:table-cell office:value-type="string">
            <text:p>Castle Vampy II Main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6"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6"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6"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6"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6"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6"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</table:table-row>
        <table:table-row table:style-name="ro6"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</table:table-row>
        <table:table-row table:style-name="ro6">
          <table:table-cell office:value-type="string">
            <text:p>Castle Vampy III Main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6"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6"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6"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6"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6"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6"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</table:table-row>
        <table:table-row table:style-name="ro6">
          <table:table-cell office:value-type="string">
            <text:p>Castle Vampy IV Main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6"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6"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6"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6"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6"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</table:table-row>
        <table:table-row table:style-name="ro6"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6"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</table:table-row>
        <table:table-row table:style-name="ro6"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</table:table-row>
        <table:table-row table:style-name="ro6"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</table:table-row>
        <table:table-row table:style-name="ro6"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</table:table-row>
        <table:table-row table:style-name="ro6"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</table:table-row>
        <table:table-row table:style-name="ro6"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6">
          <table:table-cell office:value-type="string">
            <text:p>The Heart Of Terror Exit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6"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</table:table-row>
        <table:table-row table:style-name="ro6"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6"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</table:table-row>
        <table:table-row table:style-name="ro6"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3"/>
        </table:table-row>
        <table:table-row table:style-name="ro6"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6"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6"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6"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6"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6"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6" table:number-rows-repeated="5">
          <table:table-cell table:number-columns-repeated="6"/>
        </table:table-row>
        <table:table-row table:style-name="ro6">
          <table:table-cell table:style-name="ce9"/>
          <table:table-cell table:number-columns-repeated="5"/>
        </table:table-row>
      </table:table>
      <table:table table:name="Tracker Locations" table:style-name="ta1" table:print="false"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mapX</text:p>
          </table:table-cell>
          <table:table-cell office:value-type="string">
            <text:p>mapY</text:p>
          </table:table-cell>
        </table:table-row>
        <table:table-row table:style-name="ro1">
          <table:table-cell table:formula="of:=SUMPRODUCT(MAX(LEN([.A3:.A944])))+2" office:value-type="float" office:value="24">
            <text:p>24</text:p>
          </table:table-cell>
          <table:table-cell table:formula="of:=SUMPRODUCT(MAX(LEN([.B3:.B944])))+2" office:value-type="float" office:value="5">
            <text:p>5</text:p>
          </table:table-cell>
          <table:table-cell table:formula="of:=SUMPRODUCT(MAX(LEN([.C3:.C944])))+2" office:value-type="float" office:value="5">
            <text:p>5</text:p>
          </table:table-cell>
        </table:table-row>
        <table:table-row table:style-name="ro1">
          <table:table-cell office:value-type="string">
            <text:p>The Witch's Cabin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Bonita's Cabin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1">
          <table:table-cell office:value-type="string">
            <text:p>The Bog Pit</text:p>
          </table:table-cell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Underground Tunnel</text:p>
          </table:table-cell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Swamp Gas Cavern</text:p>
          </table:table-cell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wamp Gas Cavern Back</text:p>
          </table:table-cell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 Tiny Cabin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 Cabin Seer</text:p>
          </table:table-cell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Dusty Crypt</text:p>
          </table:table-cell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Musty Crypt</text:p>
          </table:table-cell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Rusty Crypt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A Messy Cabin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Haunted Tower</text:p>
          </table:table-cell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Abandoned Mines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The Shrine of Bombulus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 Gloomy Cavern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Happy Stick Woods</text:p>
          </table:table-cell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The Wolf Den</text:p>
          </table:table-cell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Upper Creepy Cavern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nder the Ravine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reepy Caverns Right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Middle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Left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astle Vampy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Castle Vampy II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abin In The Woods</text:p>
          </table:table-cell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string">
            <text:p>Castle Vampy III</text:p>
          </table:table-cell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Castle Vampy IV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Castle Vampy Roof NW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astle Vampy Roof NE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astle Vampy Roof SW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Castle Vampy Roof SE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The Heart Of Terror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A Hidey-Hole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Swampdog Lair</text:p>
          </table:table-cell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 Cabin Trees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 Cabin Larry</text:p>
          </table:table-cell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A Cabin Collector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7">12/17/2024</text:date>, <text:time>22:4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17T22:49:24.46</dc:date>
    <dc:creator>David Beerens</dc:creator>
    <meta:editing-duration>PT21H25M42S</meta:editing-duration>
    <meta:editing-cycles>55</meta:editing-cycles>
    <meta:generator>OpenOffice/4.1.15$Win32 OpenOffice.org_project/4115m2$Build-9813</meta:generator>
    <meta:document-statistic meta:table-count="6" meta:cell-count="3095" meta:object-count="0"/>
  </office:meta>
</office:document-meta>
</file>